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Open Sans" svg:font-family="'Open Sans', sans-serif"/>
    <style:font-face style:name="Open sans1" svg:font-family="'Open sans', sans-serif"/>
    <style:font-face style:name="Open Sans1" svg:font-family="'Open Sans', sans-serif" style:font-family-generic="swiss"/>
    <style:font-face style:name="Open sans"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variant="normal" fo:text-transform="none" fo:color="#000000" style:font-name="Open sans1" fo:font-size="12pt" fo:letter-spacing="normal" fo:font-style="normal" fo:font-weight="normal" officeooo:rsid="000e4e74" officeooo:paragraph-rsid="000e4e74" style:font-size-asian="12pt" style:font-size-complex="12pt"/>
    </style:style>
    <style:style style:name="P2" style:family="paragraph" style:parent-style-name="Heading_20_1">
      <style:paragraph-properties fo:text-align="justify" style:justify-single-word="false"/>
      <style:text-properties fo:font-size="12pt" officeooo:rsid="000e4e74" officeooo:paragraph-rsid="000e4e74" style:font-size-asian="12pt" style:font-size-complex="12pt"/>
    </style:style>
    <style:style style:name="P3" style:family="paragraph" style:parent-style-name="Heading_20_1">
      <style:paragraph-properties fo:text-align="justify" style:justify-single-word="false"/>
      <style:text-properties fo:color="#000000" fo:font-size="12pt" officeooo:rsid="000e4e74" officeooo:paragraph-rsid="000e4e74" style:font-size-asian="12pt" style:font-size-complex="12pt"/>
    </style:style>
    <style:style style:name="P4" style:family="paragraph" style:parent-style-name="Heading_20_1">
      <style:paragraph-properties fo:text-align="justify" style:justify-single-word="false"/>
      <style:text-properties fo:color="#000000" fo:font-size="16.5pt" officeooo:rsid="000e4e74" officeooo:paragraph-rsid="000e4e74" style:font-size-asian="12pt" style:font-size-complex="12pt"/>
    </style:style>
    <style:style style:name="P5" style:family="paragraph" style:parent-style-name="Heading_20_1">
      <style:paragraph-properties fo:text-align="start" style:justify-single-word="false"/>
      <style:text-properties officeooo:paragraph-rsid="000e4e74"/>
    </style:style>
    <style:style style:name="P6" style:family="paragraph" style:parent-style-name="Heading_20_1">
      <style:paragraph-properties fo:text-align="justify" style:justify-single-word="false"/>
      <style:text-properties officeooo:paragraph-rsid="000e4e74"/>
    </style:style>
    <style:style style:name="P7" style:family="paragraph" style:parent-style-name="Heading_20_1">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747c81" style:font-name="Open sans1" fo:font-size="16.5pt" fo:letter-spacing="normal" fo:font-style="normal" fo:font-weight="normal"/>
    </style:style>
    <style:style style:name="P8" style:family="paragraph" style:parent-style-name="Heading_20_1">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747c81" style:font-name="Open Sans1" fo:font-size="16.5pt" fo:letter-spacing="normal" fo:font-style="normal" fo:font-weight="normal"/>
    </style:style>
    <style:style style:name="P9" style:family="paragraph" style:parent-style-name="Heading_20_1">
      <style:paragraph-properties fo:margin-left="0cm" fo:margin-right="0cm" fo:margin-top="0cm" fo:margin-bottom="0cm" loext:contextual-spacing="false" fo:line-height="187%" fo:text-align="start" style:justify-single-word="false" fo:orphans="2" fo:widows="2" fo:text-indent="0cm" style:auto-text-indent="false" fo:padding="0cm" fo:border="none"/>
    </style:style>
    <style:style style:name="P10" style:family="paragraph" style:parent-style-name="Heading_20_1">
      <style:paragraph-properties fo:margin-left="0cm" fo:margin-right="0cm" fo:margin-top="0.344cm" fo:margin-bottom="0cm" loext:contextual-spacing="false" fo:line-height="187%" fo:text-align="start" style:justify-single-word="false" fo:orphans="2" fo:widows="2" fo:text-indent="0cm" style:auto-text-indent="false" fo:padding="0cm" fo:border="none"/>
    </style:style>
    <style:style style:name="P11" style:family="paragraph" style:parent-style-name="Heading_20_1">
      <style:paragraph-properties fo:margin-left="0cm" fo:margin-right="0cm" fo:margin-top="0.344cm" fo:margin-bottom="0cm" loext:contextual-spacing="false" fo:line-height="187%" fo:text-align="start" style:justify-single-word="false" fo:orphans="2" fo:widows="2" fo:text-indent="0cm" style:auto-text-indent="false" fo:padding="0cm" fo:border="none"/>
      <style:text-properties officeooo:paragraph-rsid="001256ec"/>
    </style:style>
    <style:style style:name="P12" style:family="paragraph" style:parent-style-name="Heading_20_4">
      <style:text-properties fo:font-variant="normal" fo:text-transform="none" style:font-name="Open Sans" fo:font-size="12.75pt" fo:letter-spacing="normal" fo:font-style="normal" fo:font-weight="normal" officeooo:rsid="000e4e74" officeooo:paragraph-rsid="000e4e74"/>
    </style:style>
    <style:style style:name="P13" style:family="paragraph" style:parent-style-name="Heading_20_4">
      <style:text-properties fo:font-variant="normal" fo:text-transform="none" fo:color="#00c86f" style:font-name="Open Sans" fo:font-size="20.25pt" fo:letter-spacing="-0.026cm" fo:font-style="normal" fo:font-weight="normal" officeooo:rsid="000e4e74" officeooo:paragraph-rsid="000e4e74"/>
    </style:style>
    <style:style style:name="P14" style:family="paragraph" style:parent-style-name="Standard">
      <style:paragraph-properties fo:text-align="justify" style:justify-single-word="false"/>
      <style:text-properties officeooo:rsid="000e4e74" officeooo:paragraph-rsid="000e4e74"/>
    </style:style>
    <style:style style:name="P15" style:family="paragraph" style:parent-style-name="Standard">
      <style:paragraph-properties fo:text-align="justify" style:justify-single-word="false"/>
      <style:text-properties fo:font-variant="normal" fo:text-transform="none" fo:color="#00c86f" style:font-name="Open Sans" fo:font-size="14.25pt" fo:letter-spacing="normal" fo:font-style="normal" fo:font-weight="bold" officeooo:paragraph-rsid="000e4e74" loext:padding="0cm" loext:border="none"/>
    </style:style>
    <style:style style:name="P16" style:family="paragraph" style:parent-style-name="Standard">
      <style:paragraph-properties fo:text-align="justify" style:justify-single-word="false"/>
      <style:text-properties fo:font-variant="normal" fo:text-transform="none" fo:color="#000000" style:font-name="Open Sans" fo:font-size="14.25pt" fo:letter-spacing="normal" fo:font-style="normal" fo:font-weight="bold" officeooo:paragraph-rsid="000e4e74" loext:padding="0cm" loext:border="none"/>
    </style:style>
    <style:style style:name="P17" style:family="paragraph" style:parent-style-name="Standard">
      <style:paragraph-properties fo:text-align="justify" style:justify-single-word="false"/>
      <style:text-properties officeooo:paragraph-rsid="000e4e74"/>
    </style:style>
    <style:style style:name="P18" style:family="paragraph" style:parent-style-name="Standard">
      <style:paragraph-properties fo:margin-left="0cm" fo:margin-right="0cm" fo:margin-top="0.344cm" fo:margin-bottom="0cm" loext:contextual-spacing="false" fo:line-height="187%" fo:text-align="start" style:justify-single-word="false" fo:orphans="2" fo:widows="2" fo:text-indent="0cm" style:auto-text-indent="false" fo:padding="0cm" fo:border="none"/>
      <style:text-properties fo:font-variant="normal" fo:text-transform="none" fo:color="#00c86f" style:font-name="Open Sans" fo:font-size="14.25pt" fo:letter-spacing="normal" fo:font-style="normal" fo:font-weight="bold" loext:padding="0cm" loext:border="none"/>
    </style:style>
    <style:style style:name="P19" style:family="paragraph" style:parent-style-name="Standard">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00c86f" style:font-name="Open Sans" fo:font-size="14.25pt" fo:letter-spacing="normal" fo:font-style="normal" fo:font-weight="bold" loext:padding="0cm" loext:border="none"/>
    </style:style>
    <style:style style:name="P20" style:family="paragraph" style:parent-style-name="Text_20_body">
      <style:paragraph-properties fo:text-align="justify" style:justify-single-word="false"/>
      <style:text-properties fo:font-variant="normal" fo:text-transform="none" fo:color="#747c81" style:font-name="Open sans1" fo:font-size="16.5pt" fo:letter-spacing="normal" fo:font-style="normal" fo:font-weight="normal" officeooo:rsid="000e4e74" officeooo:paragraph-rsid="000e4e74" style:font-size-asian="12pt" style:font-size-complex="12pt"/>
    </style:style>
    <style:style style:name="P21" style:family="paragraph" style:parent-style-name="Text_20_body">
      <style:paragraph-properties fo:text-align="justify" style:justify-single-word="false"/>
      <style:text-properties fo:color="#000000" fo:font-size="12pt" officeooo:rsid="000e4e74" officeooo:paragraph-rsid="000e4e74" style:font-size-asian="12pt" style:font-size-complex="12pt"/>
    </style:style>
    <style:style style:name="P22" style:family="paragraph" style:parent-style-name="Text_20_body">
      <style:paragraph-properties fo:text-align="justify" style:justify-single-word="false"/>
      <style:text-properties officeooo:paragraph-rsid="000e4e74"/>
    </style:style>
    <style:style style:name="P23" style:family="paragraph" style:parent-style-name="Text_20_body">
      <style:paragraph-properties fo:text-align="justify" style:justify-single-word="false"/>
      <style:text-properties fo:color="#747c81" fo:font-size="16.5pt" officeooo:rsid="000e4e74" officeooo:paragraph-rsid="000e4e74" style:font-size-asian="12pt" style:font-size-complex="12pt"/>
    </style:style>
    <style:style style:name="P24" style:family="paragraph" style:parent-style-name="Text_20_body">
      <style:paragraph-properties fo:margin-left="0cm" fo:margin-right="0cm" fo:margin-top="0cm" fo:margin-bottom="0cm" loext:contextual-spacing="false" fo:line-height="187%" fo:text-align="justify" style:justify-single-word="false" fo:orphans="2" fo:widows="2" fo:text-indent="0cm" style:auto-text-indent="false" fo:padding="0cm" fo:border="none"/>
      <style:text-properties fo:font-variant="normal" fo:text-transform="none" fo:color="#516a84"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87%"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6" style:family="paragraph" style:parent-style-name="Text_20_body">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loext:padding="0cm" loext:border="none"/>
    </style:style>
    <style:style style:name="P28"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loext:padding="0cm" loext:border="none"/>
    </style:style>
    <style:style style:name="P29" style:family="paragraph" style:parent-style-name="Text_20_body">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000000" style:font-name="Open Sans1"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87%" fo:text-align="start" style:justify-single-word="false" fo:orphans="2" fo:widows="2" fo:text-indent="0cm" style:auto-text-indent="false" fo:padding="0cm" fo:border="none"/>
      <style:text-properties fo:font-variant="normal" fo:text-transform="none" fo:color="#747c81" style:font-name="Open sans1" fo:font-size="16.5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9%" fo:text-align="justify" style:justify-single-word="false" fo:orphans="2" fo:widows="2" fo:text-indent="0cm" style:auto-text-indent="false" fo:padding="0cm" fo:border="none"/>
    </style:style>
    <style:style style:name="P32" style:family="paragraph" style:parent-style-name="Text_20_body">
      <style:paragraph-properties fo:margin-left="0cm" fo:margin-right="0cm" fo:margin-top="0cm" fo:margin-bottom="0cm" loext:contextual-spacing="false" fo:line-height="187%"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margin-top="0.344cm" fo:margin-bottom="0cm" loext:contextual-spacing="false" fo:line-height="187%"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4" style:family="paragraph" style:parent-style-name="Text_20_body">
      <style:paragraph-properties fo:margin-left="0cm" fo:margin-right="0cm" fo:margin-top="0.344cm" fo:margin-bottom="0cm" loext:contextual-spacing="false" fo:line-height="187%" fo:text-align="start"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344cm" fo:margin-bottom="0cm" loext:contextual-spacing="false" fo:line-height="187%"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344cm" fo:margin-bottom="0cm" loext:contextual-spacing="false" fo:line-height="179%"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loext:padding="0cm" loext:border="none"/>
    </style:style>
    <style:style style:name="P37" style:family="paragraph" style:parent-style-name="Text_20_body">
      <style:paragraph-properties fo:margin-left="0cm" fo:margin-right="0cm" fo:margin-top="0.344cm" fo:margin-bottom="0cm" loext:contextual-spacing="false" fo:line-height="187%" fo:text-align="start" style:justify-single-word="false" fo:orphans="2" fo:widows="2"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loext:padding="0cm" loext:border="none"/>
    </style:style>
    <style:style style:name="P38" style:family="paragraph" style:parent-style-name="Text_20_body">
      <style:paragraph-properties fo:margin-left="0cm" fo:margin-right="0cm" fo:margin-top="0.344cm" fo:margin-bottom="0cm" loext:contextual-spacing="false" fo:line-height="187%" fo:text-align="start" style:justify-single-word="false" fo:orphans="2" fo:widows="2" fo:text-indent="0cm" style:auto-text-indent="false" fo:padding="0cm" fo:border="none"/>
      <style:text-properties fo:font-variant="normal" fo:text-transform="none" fo:color="#000000" style:font-name="Open Sans1" fo:font-size="11.25pt" fo:letter-spacing="normal" fo:font-style="normal" fo:font-weight="normal" loext:padding="0cm" loext:border="none"/>
    </style:style>
    <style:style style:name="T1" style:family="text">
      <style:text-properties officeooo:rsid="000e4e74" loext:padding="0cm" loext:border="none"/>
    </style:style>
    <style:style style:name="T2" style:family="text">
      <style:text-properties fo:font-variant="normal" fo:text-transform="none" fo:color="#516a84"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0.5pt" fo:letter-spacing="normal" fo:font-style="normal" fo:font-weight="normal" loext:padding="0cm" loext:border="none"/>
    </style:style>
    <style:style style:name="T4" style:family="text">
      <style:text-properties fo:font-variant="normal" fo:text-transform="none" fo:color="#000000" style:font-name="Open Sans" fo:font-size="11.25pt" fo:letter-spacing="normal" fo:font-style="normal" fo:font-weight="normal" loext:padding="0cm" loext:border="none"/>
    </style:style>
    <style:style style:name="T5" style:family="text">
      <style:text-properties fo:font-variant="normal" fo:text-transform="none" fo:color="#000000" style:font-name="Open Sans" fo:font-size="11.25pt" fo:letter-spacing="normal" fo:font-style="normal" fo:font-weight="normal" officeooo:rsid="000fe00d" loext:padding="0cm" loext:border="none"/>
    </style:style>
    <style:style style:name="T6" style:family="text">
      <style:text-properties fo:font-variant="normal" fo:text-transform="none" fo:color="#000000" style:font-name="Open Sans" fo:font-size="11.25pt" fo:letter-spacing="normal" fo:font-style="normal" fo:font-weight="normal" officeooo:rsid="0012d723" loext:padding="0cm" loext:border="none"/>
    </style:style>
    <style:style style:name="T7" style:family="text">
      <style:text-properties fo:font-variant="normal" fo:text-transform="none" fo:color="#000000" style:font-name="Open sans1" fo:font-size="12pt" fo:letter-spacing="normal" fo:font-style="normal" fo:font-weight="normal" style:font-size-asian="12pt" style:font-size-complex="12pt"/>
    </style:style>
    <style:style style:name="T8" style:family="text">
      <style:text-properties fo:font-variant="normal" fo:text-transform="none" fo:color="#000000" style:font-name="Open sans1" fo:font-size="12pt" fo:letter-spacing="normal" fo:font-style="normal" fo:font-weight="normal" officeooo:rsid="000e4e74" style:font-size-asian="12pt" style:font-size-complex="12pt"/>
    </style:style>
    <style:style style:name="T9" style:family="text">
      <style:text-properties fo:font-variant="normal" fo:text-transform="none" fo:color="#000000" style:font-name="Open sans1" fo:font-size="12pt" fo:letter-spacing="normal" fo:font-style="normal" fo:font-weight="normal" officeooo:rsid="001351a9" style:font-size-asian="12pt" style:font-size-complex="12pt"/>
    </style:style>
    <style:style style:name="T10" style:family="text">
      <style:text-properties fo:font-variant="normal" fo:text-transform="none" fo:color="#000000" style:font-name="Open sans1" fo:letter-spacing="normal" fo:font-style="normal" fo:font-weight="normal"/>
    </style:style>
    <style:style style:name="T11" style:family="text">
      <style:text-properties fo:font-variant="normal" fo:text-transform="none" fo:color="#000000" fo:font-size="12pt" fo:letter-spacing="normal" fo:font-style="normal" fo:font-weight="normal" officeooo:rsid="0012d723" style:font-size-asian="12pt" style:font-size-complex="12pt"/>
    </style:style>
    <style:style style:name="T12" style:family="text">
      <style:text-properties fo:font-variant="normal" fo:text-transform="none" fo:color="#000000" fo:font-size="12pt" fo:letter-spacing="normal" fo:font-style="normal" fo:font-weight="normal" officeooo:rsid="000e4e74" style:font-size-asian="12pt" style:font-size-complex="12pt"/>
    </style:style>
    <style:style style:name="T13" style:family="text">
      <style:text-properties fo:font-variant="normal" fo:text-transform="none" fo:color="#000000" style:font-name="Open sans" fo:font-size="12pt" fo:letter-spacing="normal" fo:font-style="normal" fo:font-weight="normal" officeooo:rsid="000e4e74" style:font-size-asian="12pt" style:font-size-complex="12pt"/>
    </style:style>
    <style:style style:name="T14" style:family="text">
      <style:text-properties fo:font-variant="normal" fo:text-transform="none" fo:color="#000000" fo:font-size="11.25pt" fo:letter-spacing="normal" fo:font-style="normal" fo:font-weight="normal" officeooo:rsid="0012d723" loext:padding="0cm" loext:border="none"/>
    </style:style>
    <style:style style:name="T15" style:family="text">
      <style:text-properties fo:font-variant="normal" fo:text-transform="none" fo:color="#000000" style:font-name="Open Sans1" fo:font-size="11.25pt" fo:letter-spacing="normal" fo:font-style="normal" fo:font-weight="normal" officeooo:rsid="0012d723" loext:padding="0cm" loext:border="none"/>
    </style:style>
    <style:style style:name="T16" style:family="text">
      <style:text-properties fo:font-variant="normal" fo:text-transform="none" fo:color="#000000" style:font-name="Open Sans1" fo:font-size="11.25pt" fo:letter-spacing="normal" fo:font-style="normal" fo:font-weight="normal" loext:padding="0cm" loext:border="none"/>
    </style:style>
    <style:style style:name="T17" style:family="text">
      <style:text-properties fo:font-variant="normal" fo:text-transform="none" fo:color="#000000" style:font-name="Open Sans1" fo:font-size="12pt" fo:letter-spacing="normal" fo:font-style="normal" fo:font-weight="normal" style:font-size-asian="12pt" style:font-size-complex="12pt"/>
    </style:style>
    <style:style style:name="T18" style:family="text">
      <style:text-properties fo:font-variant="normal" fo:text-transform="none" fo:color="#000000" style:font-name="Open Sans1" fo:font-size="12pt" fo:letter-spacing="normal" fo:font-style="normal" fo:font-weight="normal" officeooo:rsid="0012d723" style:font-size-asian="12pt" style:font-size-complex="12pt"/>
    </style:style>
    <style:style style:name="T19" style:family="text">
      <style:text-properties fo:font-variant="normal" fo:text-transform="none" fo:color="#000000" style:font-name="Open Sans1" fo:font-size="12pt" fo:letter-spacing="normal" fo:font-style="normal" fo:font-weight="normal" officeooo:rsid="0012d723" style:font-size-asian="12pt" style:font-size-complex="12pt" loext:padding="0cm" loext:border="none"/>
    </style:style>
    <style:style style:name="T20" style:family="text">
      <style:text-properties fo:font-variant="normal" fo:text-transform="none" fo:color="#000000" style:font-name="Open Sans1" fo:font-size="12pt" fo:letter-spacing="normal" fo:font-style="normal" fo:font-weight="normal" style:font-size-asian="12pt" style:font-size-complex="12pt" loext:padding="0cm" loext:border="none"/>
    </style:style>
    <style:style style:name="T21" style:family="text">
      <style:text-properties fo:font-variant="normal" fo:text-transform="none" fo:color="#747c81" style:font-name="Open sans1" fo:font-size="12pt" fo:letter-spacing="normal" fo:font-style="normal" fo:font-weight="normal" officeooo:rsid="001351a9" style:font-size-asian="12pt" style:font-size-complex="12pt"/>
    </style:style>
    <style:style style:name="T22" style:family="text">
      <style:text-properties fo:font-variant="normal" fo:text-transform="none" fo:color="#747c81" style:font-name="Open sans1" fo:font-size="12pt" fo:letter-spacing="normal" fo:font-style="normal" style:text-underline-style="none" fo:font-weight="normal" officeooo:rsid="001351a9" style:font-size-asian="12pt" style:font-size-complex="12pt"/>
    </style:style>
    <style:style style:name="T23" style:family="text">
      <style:text-properties fo:font-variant="normal" fo:text-transform="none" style:font-name="Open sans1" fo:letter-spacing="normal" fo:font-style="normal" fo:font-weight="normal"/>
    </style:style>
    <style:style style:name="T24" style:family="text">
      <style:text-properties fo:font-variant="normal" fo:text-transform="none" style:font-name="Open sans1" fo:font-size="12pt" fo:letter-spacing="normal" fo:font-style="normal" fo:font-weight="normal"/>
    </style:style>
    <style:style style:name="T25" style:family="text">
      <style:text-properties fo:font-variant="normal" fo:text-transform="none" fo:color="#0f3565" style:font-name="Open sans1" fo:font-size="12pt" fo:letter-spacing="normal" fo:font-style="normal" fo:font-weight="normal" officeooo:rsid="000f4349" style:font-size-asian="12pt" style:font-size-complex="12pt"/>
    </style:style>
    <style:style style:name="T26" style:family="text">
      <style:text-properties fo:font-variant="normal" fo:text-transform="none" fo:color="#0f3565" style:font-name="Open sans1" fo:font-size="12pt" fo:letter-spacing="normal" fo:font-style="normal" fo:font-weight="normal" officeooo:rsid="000fe00d" style:font-size-asian="12pt" style:font-size-complex="12pt"/>
    </style:style>
    <style:style style:name="T27" style:family="text">
      <style:text-properties fo:font-variant="normal" fo:text-transform="none" fo:color="#0f3565" style:font-name="Open sans1" fo:font-size="12pt" fo:letter-spacing="normal" fo:font-style="normal" fo:font-weight="normal" officeooo:rsid="001351a9" style:font-size-asian="12pt" style:font-size-complex="12pt"/>
    </style:style>
    <style:style style:name="T28" style:family="text">
      <style:text-properties fo:font-variant="normal" fo:text-transform="none" fo:color="#0f3565" style:font-name="Open sans1" fo:font-size="12pt" fo:letter-spacing="normal" fo:font-style="normal" style:text-underline-style="none" fo:font-weight="normal" officeooo:rsid="001351a9" style:font-size-asian="12pt" style:font-size-complex="12pt"/>
    </style:style>
    <style:style style:name="T29" style:family="text">
      <style:text-properties fo:font-variant="normal" fo:text-transform="none" fo:color="#0f3565" style:font-name="Open Sans1" fo:font-size="12pt" fo:letter-spacing="normal" fo:font-style="normal" fo:font-weight="normal" style:font-size-asian="12pt" style:font-size-complex="12pt"/>
    </style:style>
    <style:style style:name="T30" style:family="text">
      <style:text-properties fo:font-variant="normal" fo:text-transform="none" fo:color="#0f3565" style:font-name="Open Sans1" fo:font-size="12pt" fo:letter-spacing="normal" fo:font-style="normal" fo:font-weight="normal" officeooo:rsid="0012d723" style:font-size-asian="12pt" style:font-size-complex="12pt"/>
    </style:style>
    <style:style style:name="T31" style:family="text">
      <style:text-properties fo:font-variant="normal" fo:text-transform="none" fo:color="#0f3565" style:font-name="Open Sans1" fo:font-size="12pt" fo:letter-spacing="normal" fo:font-style="normal" fo:font-weight="normal" officeooo:rsid="0012d723" style:font-size-asian="12pt" style:font-size-complex="12pt" loext:padding="0cm" loext:border="none"/>
    </style:style>
    <style:style style:name="T32" style:family="text">
      <style:text-properties fo:font-variant="normal" fo:text-transform="none" fo:color="#0f3565" style:font-name="Open Sans1" fo:font-size="12pt" fo:letter-spacing="normal" fo:font-style="normal" fo:font-weight="normal" officeooo:rsid="001256ec" style:font-size-asian="12pt" style:font-size-complex="12pt"/>
    </style:style>
    <style:style style:name="T33" style:family="text">
      <style:text-properties fo:font-variant="normal" fo:text-transform="none" fo:color="#0f3565" style:font-name="Open Sans1" fo:font-size="12pt" fo:letter-spacing="normal" fo:font-style="normal" fo:font-weight="normal" officeooo:rsid="001256ec" style:font-size-asian="12pt" style:font-size-complex="12pt" loext:padding="0cm" loext:border="none"/>
    </style:style>
    <style:style style:name="T34" style:family="text">
      <style:text-properties fo:font-variant="normal" fo:text-transform="none" fo:color="#093366" style:font-name="Open sans1" fo:font-size="12pt" fo:letter-spacing="normal" fo:font-style="normal" fo:font-weight="normal" officeooo:rsid="000fe00d" style:font-size-asian="12pt" style:font-size-complex="12pt"/>
    </style:style>
    <style:style style:name="T35" style:family="text">
      <style:text-properties loext:padding="0cm" loext:border="none"/>
    </style:style>
    <style:style style:name="T36" style:family="text">
      <style:text-properties fo:font-size="12.75pt" fo:font-weight="normal"/>
    </style:style>
    <style:style style:name="T37" style:family="text">
      <style:text-properties officeooo:rsid="000e4e74" fo:background-color="#ffffff" loext:char-shading-value="0"/>
    </style:style>
    <style:style style:name="T38" style:family="text">
      <style:text-properties fo:background-color="#ffffff" loext:char-shading-value="0" style:font-size-asian="12pt" style:font-size-complex="12pt"/>
    </style:style>
    <style:style style:name="T39" style:family="text">
      <style:text-properties fo:color="#000000" fo:font-size="12pt" officeooo:rsid="001351a9" style:font-size-asian="12pt" style:font-size-complex="12pt"/>
    </style:style>
    <style:style style:name="T40" style:family="text">
      <style:text-properties fo:color="#000000" fo:font-size="12pt" style:text-underline-style="none" officeooo:rsid="001351a9" style:font-size-asian="12pt" style:font-size-complex="12pt"/>
    </style:style>
    <style:style style:name="T41" style:family="text">
      <style:text-properties fo:color="#000000" style:font-name="Open Sans1" fo:font-size="11.25pt" officeooo:rsid="0012d723" loext:padding="0cm" loext:border="none"/>
    </style:style>
    <style:style style:name="T42" style:family="text">
      <style:text-properties fo:color="#000000" style:font-name="Open sans" fo:font-size="12pt" officeooo:rsid="001351a9" style:font-size-asian="12pt" style:font-size-complex="12pt"/>
    </style:style>
    <style:style style:name="T43" style:family="text">
      <style:text-properties fo:color="#000000" style:font-name="Open sans" fo:font-size="12pt" fo:font-weight="normal" officeooo:rsid="001351a9" style:font-size-asian="12pt" style:font-weight-asian="normal" style:font-size-complex="12pt" style:font-weight-complex="normal"/>
    </style:style>
    <style:style style:name="T44" style:family="text">
      <style:text-properties fo:color="#000000" style:font-name="Open sans" fo:font-size="12pt" style:text-underline-style="none" fo:font-weight="normal" officeooo:rsid="001351a9" style:font-size-asian="12pt" style:font-weight-asian="normal" style:font-size-complex="12pt" style:font-weight-complex="normal"/>
    </style:style>
    <style:style style:name="T45" style:family="text">
      <style:text-properties fo:color="#000000" style:font-name="Open sans" fo:font-size="12pt" style:text-underline-style="none" officeooo:rsid="001351a9" style:font-size-asian="12pt" style:font-size-complex="12pt"/>
    </style:style>
    <style:style style:name="T46" style:family="text">
      <style:text-properties fo:font-size="12pt"/>
    </style:style>
    <style:style style:name="T47" style:family="text">
      <style:text-properties style:font-name="Open sans" fo:font-size="12pt" style:font-size-asian="12pt" style:font-size-complex="12pt"/>
    </style:style>
    <style:style style:name="T48" style:family="text">
      <style:text-properties style:font-name="Open sans" fo:font-size="12pt" officeooo:rsid="001351a9" style:font-size-asian="12pt" style:font-size-complex="12pt"/>
    </style:style>
    <style:style style:name="T49" style:family="text">
      <style:text-properties style:font-name="Open sans" fo:font-size="12pt" fo:font-weight="normal" officeooo:rsid="001351a9" style:font-size-asian="12pt" style:font-weight-asian="normal" style:font-size-complex="12pt" style:font-weight-complex="normal"/>
    </style:style>
    <style:style style:name="T50" style:family="text">
      <style:text-properties style:font-name="Open sans" style:text-underline-style="none"/>
    </style:style>
    <style:style style:name="T51" style:family="text">
      <style:text-properties style:font-name="Open sans" style:text-underline-style="none" officeooo:rsid="001351a9"/>
    </style:style>
    <style:style style:name="T52" style:family="text">
      <style:text-properties style:font-name="Open sans" officeooo:rsid="001351a9"/>
    </style:style>
    <style:style style:name="T53" style:family="text">
      <style:text-properties style:font-name="Open sans1" fo:font-weight="normal" officeooo:rsid="000e4e74" fo:background-color="#ffffff" loext:char-shading-value="0" style:font-size-asian="12pt" style:font-size-complex="12pt"/>
    </style:style>
    <style:style style:name="T54" style:family="text">
      <style:text-properties officeooo:rsid="000f4349"/>
    </style:style>
    <style:style style:name="T55" style:family="text">
      <style:text-properties fo:color="#0f3565" style:font-name="Open sans" fo:font-size="12pt" style:text-underline-style="none" fo:font-weight="normal" officeooo:rsid="001351a9" style:font-size-asian="12pt" style:font-weight-asian="normal" style:font-size-complex="12pt" style:font-weight-complex="normal"/>
    </style:style>
    <style:style style:name="T56" style:family="text">
      <style:text-properties officeooo:rsid="000fe00d"/>
    </style:style>
    <style:style style:name="T57" style:family="text">
      <style:text-properties officeooo:rsid="0011bb76"/>
    </style:style>
    <style:style style:name="T58" style:family="text">
      <style:text-properties style:font-name="Open Sans1" fo:font-size="12pt" fo:font-weight="normal" officeooo:rsid="0012d723" style:font-size-asian="12pt" style:font-weight-asian="normal" style:font-size-complex="12pt" style:font-weight-complex="normal"/>
    </style:style>
    <style:style style:name="T59" style:family="text">
      <style:text-properties style:font-name="Open Sans1" fo:font-size="12pt" fo:font-weight="normal" officeooo:rsid="001256ec" style:font-size-asian="12pt" style:font-weight-asian="normal" style:font-size-complex="12pt" style:font-weight-complex="normal"/>
    </style:style>
    <style:style style:name="T60" style:family="text">
      <style:text-properties officeooo:rsid="001351a9"/>
    </style:style>
    <style:style style:name="T61" style:family="text">
      <style:text-properties style:text-underline-style="none"/>
    </style:style>
    <text:list-style style:name="L1">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4"/>
      <text:h text:style-name="P13" text:outline-level="4">Engenharia de software</text:h>
      <text:p text:style-name="P36">Engenharia de software é uma das áreas da computação cujo foco está relacionado com análise, desenvolvimento e manutenção de softwares, bem como gestão de projetos e times.</text:p>
      <text:p text:style-name="P36">É uma área bastante extensa, pois contempla as diversas disciplinas necessárias durante todo o processo de criação e manutenção de softwares, tais como:</text:p>
      <text:list xml:id="list1130384355" text:style-name="L1">
        <text:list-item>
          <text:p text:style-name="P28">Gestão de requisitos;</text:p>
        </text:list-item>
      </text:list>
      <text:p text:style-name="P27"/>
      <text:list xml:id="list172732144052337" text:continue-numbering="true" text:style-name="L1">
        <text:list-item>
          <text:p text:style-name="P28">Arquitetura e design de sistemas;</text:p>
          <text:p text:style-name="P28"/>
        </text:list-item>
        <text:list-item>
          <text:p text:style-name="P28">Padrões de projeto;</text:p>
          <text:p text:style-name="P28"/>
        </text:list-item>
        <text:list-item>
          <text:p text:style-name="P28">Banco de dados;</text:p>
          <text:p text:style-name="P28"/>
        </text:list-item>
        <text:list-item>
          <text:p text:style-name="P28">Testes de software;</text:p>
          <text:p text:style-name="P28"/>
        </text:list-item>
        <text:list-item>
          <text:p text:style-name="P28">Gestão de projetos; e</text:p>
          <text:p text:style-name="P28"/>
        </text:list-item>
        <text:list-item>
          <text:p text:style-name="P28">Infraestrutura e deploy.</text:p>
        </text:list-item>
      </text:list>
      <text:p text:style-name="P27"/>
      <text:p text:style-name="P31"><text:span text:style-name="T3">A </text:span><text:span text:style-name="Strong_20_Emphasis"><text:span text:style-name="T3">formação engenharia de software </text:span></text:span><text:span text:style-name="T3">da Alura está organizada com diversos conteúdos que contemplam tais disciplinas, de maneira que você possa adquirir os conhecimentos necessários para ter uma boa visão sobre esta área tão importante da computação.</text:span></text:p>
      <text:p text:style-name="P15"><text:span text:style-name="T37">1 </text:span><text:span text:style-name="T36">Design e Arquitetura</text:span></text:p>
      <text:p text:style-name="P24"/>
      <text:p text:style-name="P25">Escrever o código de um software que deve atender as necessidades de negócios de uma organização é uma tarefa complexa. São milhares de linhas de código que precisam ser simples e entender e manter, permitindo que o software seja facilmente adaptado às mudanças que surgem com o tempo.</text:p>
      <text:p text:style-name="P33">Justamente por isso é essencial que o time de desenvolvimento projete uma arquitetura de software que seja simples de manter e evoluir, assim como o design do código escrito que precisa seguir padrões que garantam tais características.</text:p>
      <text:p text:style-name="P35"><text:span text:style-name="T35">Neste passo serão apresentados conteúdos que mostram os principais padrões arquiteturais utilizados nos softwares de hoje em dia. </text:span><text:span text:style-name="T1">Links:</text:span></text:p>
      <text:h text:style-name="P5" text:outline-level="1"><text:soft-page-break/><text:span text:style-name="T8">Design de código vs Arquitetura de software: </text:span><text:a xlink:type="simple" xlink:href="https://cursos.alura.com.br/extra/alura-mais/design-de-codigo-vs-arquitetura-de-software-c640" text:style-name="Internet_20_link" text:visited-style-name="Visited_20_Internet_20_Link"><text:span text:style-name="T27">design-de-codigo-vs-arq-de-sw</text:span></text:a></text:h>
      <text:h text:style-name="P6" text:outline-level="1"><text:span text:style-name="T8">O que é arquitetura hexagonal: </text:span><text:a xlink:type="simple" xlink:href="https://cursos.alura.com.br/extra/alura-mais/o-que-e-arquitetura-hexagonal--c1134" text:style-name="Internet_20_link" text:visited-style-name="Visited_20_Internet_20_Link"><text:span text:style-name="T49">o-que-e-arquitetura-hexagonal</text:span></text:a></text:h>
      <text:h text:style-name="P2" text:outline-level="1"><text:span text:style-name="T10">Clean Architecture (Arquitetura Limpa) - O que é: </text:span></text:h>
      <text:p text:style-name="P17"><text:a xlink:type="simple" xlink:href="https://cursos.alura.com.br/extra/alura-mais/clean-architecture-arquitetura-limpa-o-que-e--c204" text:style-name="Internet_20_link" text:visited-style-name="Visited_20_Internet_20_Link"><text:span text:style-name="T52">clean-architecture-arquitetura-limpa-o-que-e</text:span></text:a></text:p>
      <text:p text:style-name="P14"/>
      <text:h text:style-name="P1" text:outline-level="1">Domain-Driven Design (DDD) - O que é: </text:h>
      <text:p text:style-name="P17"><text:a xlink:type="simple" xlink:href="https://cursos.alura.com.br/extra/alura-mais/domain-driven-design-ddd-o-que-e--c283" text:style-name="Internet_20_link" text:visited-style-name="Visited_20_Internet_20_Link"><text:span text:style-name="T51">domain-driven-design-ddd-o-que-e</text:span></text:a></text:p>
      <text:p text:style-name="P14"/>
      <text:h text:style-name="P6" text:outline-level="1"><text:span text:style-name="T13">O que é Mensageria: </text:span><text:a xlink:type="simple" xlink:href="https://cursos.alura.com.br/extra/alura-mais/o-que-e-mensageria--c1136" text:style-name="Internet_20_link" text:visited-style-name="Visited_20_Internet_20_Link"><text:span text:style-name="T55">o-que-e-mensageria</text:span></text:a></text:h>
      <text:h text:style-name="P6" text:outline-level="1"><text:span text:style-name="T8">Modelagem de eventos: </text:span><text:a xlink:type="simple" xlink:href="https://cursos.alura.com.br/extra/alura-mais/modelagem-de-eventos-c1143" text:style-name="Internet_20_link" text:visited-style-name="Visited_20_Internet_20_Link"><text:span text:style-name="T28">modelagem-de-eventos</text:span></text:a></text:h>
      <text:h text:style-name="P6" text:outline-level="1"><text:span text:style-name="T8">O que é uma arquitetura orientada a eventos: </text:span><text:a xlink:type="simple" xlink:href="https://cursos.alura.com.br/extra/alura-mais/o-que-e-uma-arquitetura-orientada-a-eventos--c1135" text:style-name="Internet_20_link" text:visited-style-name="Visited_20_Internet_20_Link"><text:span text:style-name="T55">o-que-e-uma-arquitetura-orientada-a-eventos</text:span></text:a></text:h>
      <text:p text:style-name="P21"><text:span text:style-name="T23"/></text:p>
      <text:p text:style-name="P15"><text:span text:style-name="T53">2 - </text:span><text:span text:style-name="T36">API e REST</text:span></text:p>
      <text:p text:style-name="P15"><text:span text:style-name="T36"/></text:p>
      <text:p text:style-name="P26">A computação no geral é muito dinâmica e evolue em um ritmo bastante acelerado. Na engenharia de software não poderia ser diferente.</text:p>
      <text:p text:style-name="P32"><text:span text:style-name="T4">Hoje em dia é bem comum a utilização de </text:span><text:span text:style-name="Strong_20_Emphasis"><text:span text:style-name="T4">APIs </text:span></text:span><text:span text:style-name="T4">que seguem o modelo </text:span><text:span text:style-name="Strong_20_Emphasis"><text:span text:style-name="T4">REST </text:span></text:span><text:span text:style-name="T4">no desenvolvimento de aplicações multiplataforma, sendo muito importante entender sobre tais assuntos.</text:span></text:p>
      <text:p text:style-name="P34">Neste passo você vai aprender o que são APIs e o modelo arquitetural REST, ao qual elas seguem os princípios. <text:span text:style-name="T54">Links:</text:span></text:p>
      <text:h text:style-name="P6" text:outline-level="1"><text:span text:style-name="T8">O que é uma API: </text:span><text:a xlink:type="simple" xlink:href="https://cursos.alura.com.br/extra/alura-mais/o-que-e-uma-api--c697" text:style-name="Internet_20_link" text:visited-style-name="Visited_20_Internet_20_Link"><text:span text:style-name="T28">o-que-e-uma-api</text:span></text:a></text:h>
      <text:h text:style-name="P6" text:outline-level="1"><text:span text:style-name="T8">O que é REST: </text:span><text:a xlink:type="simple" xlink:href="https://cursos.alura.com.br/extra/alura-mais/o-que-e-rest--c119" text:style-name="Internet_20_link" text:visited-style-name="Visited_20_Internet_20_Link"><text:span text:style-name="T28">o-que-e-rest</text:span></text:a></text:h>
      <text:h text:style-name="P6" text:outline-level="1"><text:span text:style-name="T8">REST: Conceito e fundamentos: </text:span><text:a xlink:type="simple" xlink:href="https://www.alura.com.br/artigos/rest-conceito-e-fundamentos?_gl=1*17gu7tc*_ga*MTk1ODQ1MTIyMS4xNzA4MzM4Nzgw*_ga_1EPWSW3PCS*MTcxMTU2NTc5Ni4xMDYuMS4xNzExNTY2Mzg4LjAuMC4w*_fplc*Q29yMTFDSW5XbHRuaTV5MTBaMmR1UGtZb0IwTjVYME12UHY5eEYzSmhreXZvcUE2UEpzdlZ1SDdxT05BS0g5cnZiVHlSVEN5TjFESG41OExHWGZQS3RoMWdRQXZoSFNvTWplODViM0oxRldDdTEyRTBFWnlJRGxnV2pEYkJBJTNEJTNE" text:style-name="Internet_20_link" text:visited-style-name="Visited_20_Internet_20_Link"><text:span text:style-name="T25">rest-conceito-e-fundamentos</text:span></text:a></text:h>
      <text:h text:style-name="P6" text:outline-level="1"><text:span text:style-name="T8">Boas práticas na Modelagem de API's REST: </text:span><text:a xlink:type="simple" xlink:href="https://cursos.alura.com.br/extra/alura-mais/boas-praticas-na-modelagem-de-api-s-rest-c1140" text:style-name="Internet_20_link" text:visited-style-name="Visited_20_Internet_20_Link"><text:span text:style-name="T34">boas-praticas-na-modelagem-de-api-s-rest</text:span></text:a></text:h>
      <text:p text:style-name="P21"><text:span text:style-name="T23"/></text:p>
      <text:p text:style-name="P21"><text:span text:style-name="T23"/></text:p>
      <text:p text:style-name="P21"><text:span text:style-name="T23"/></text:p>
      <text:p text:style-name="P15"><text:soft-page-break/><text:span text:style-name="T53">3 – </text:span><text:span text:style-name="T36">Microsserviços</text:span></text:p>
      <text:p text:style-name="P15"><text:span text:style-name="T36"/></text:p>
      <text:p text:style-name="P16"><text:span text:style-name="T36"/></text:p>
      <text:p text:style-name="P32"><text:span text:style-name="T4">É comum alguns softwares possu</text:span><text:span text:style-name="T5">í</text:span><text:span text:style-name="T4">rem centenas de funcionalidades, o que os tornam bastante complexos de realizar manutenções de melhorias e ajustes. Pensando em simplificar tais tipos de software, um novo modelo de arquitetura chamado de </text:span><text:span text:style-name="Strong_20_Emphasis"><text:span text:style-name="T4">Microsserviços </text:span></text:span><text:span text:style-name="T4">surgiu e se tornou um padrão no desenvolvimento de software que são maiores e mais complexos.</text:span></text:p>
      <text:p text:style-name="P34">Neste passo você aprenderá o que são microsserviços e o porquê desse novo padrão de arquitetura ter se tornado tão popular e bastante adotado pelas empresas hoje em dia. <text:span text:style-name="T56">Links:</text:span></text:p>
      <text:h text:style-name="P3" text:outline-level="1"><text:span text:style-name="T23">O que são Microsserviços:</text:span></text:h>
      <text:p text:style-name="P20"><text:a xlink:type="simple" xlink:href="https://cursos.alura.com.br/extra/alura-mais/o-que-sao-microsservicos--c699" text:style-name="Internet_20_link" text:visited-style-name="Visited_20_Internet_20_Link"><text:span text:style-name="T46">https://cursos.alura.com.br/extra/alura-mais/o-que-sao-microsservicos--c699</text:span></text:a></text:p>
      <text:h text:style-name="P3" text:outline-level="1"><text:span text:style-name="T23">Tipos de Microservices:</text:span></text:h>
      <text:p text:style-name="P23"><text:a xlink:type="simple" xlink:href="https://cursos.alura.com.br/extra/alura-mais/tipos-de-microservices-c698" text:style-name="Internet_20_link" text:visited-style-name="Visited_20_Internet_20_Link"><text:span text:style-name="T24">https://cursos.alura.com.br/extra/alura-mais/tipos-de-microservices-c698</text:span></text:a></text:p>
      <text:h text:style-name="P3" text:outline-level="1"><text:span text:style-name="T23">Microsserviços com .NET Core: Comunicação Entre Serviços:</text:span></text:h>
      <text:p text:style-name="P22"><text:a xlink:type="simple" xlink:href="https://www.alura.com.br/artigos/microservicos-com-dotnetcore-comunicacao-entre-servicos?_gl=1*i7j1kh*_ga*MTk1ODQ1MTIyMS4xNzA4MzM4Nzgw*_ga_1EPWSW3PCS*MTcxMTU2NTc5Ni4xMDYuMS4xNzExNTY4MTk3LjAuMC4w*_fplc*Q29yMTFDSW5XbHRuaTV5MTBaMmR1UGtZb0IwTjVYME12UHY5eEYzSmhreXZvcUE2UEpzdlZ1SDdxT05BS0g5cnZiVHlSVEN5TjFESG41OExHWGZQS3RoMWdRQXZoSFNvTWplODViM0oxRldDdTEyRTBFWnlJRGxnV2pEYkJBJTNEJTNE" text:style-name="Internet_20_link" text:visited-style-name="Visited_20_Internet_20_Link"><text:span text:style-name="T26">microservicos-com-dotnetcore-comunicacao-entre-servicos</text:span></text:a></text:p>
      <text:h text:style-name="P3" text:outline-level="1"><text:span text:style-name="T23">O que é um API Gateway:</text:span></text:h>
      <text:p text:style-name="P23"><text:a xlink:type="simple" xlink:href="https://cursos.alura.com.br/extra/alura-mais/o-que-e-um-api-gateway--c1138" text:style-name="Internet_20_link" text:visited-style-name="Visited_20_Internet_20_Link"><text:span text:style-name="T24">https://cursos.alura.com.br/extra/alura-mais/o-que-e-um-api-gateway--c1138</text:span></text:a></text:p>
      <text:h text:style-name="P4" text:outline-level="1"><text:span text:style-name="T24">O que é Service Mesh:</text:span></text:h>
      <text:p text:style-name="P20"><text:a xlink:type="simple" xlink:href="https://cursos.alura.com.br/extra/alura-mais/o-que-e-service-mesh--c1139" text:style-name="Internet_20_link" text:visited-style-name="Visited_20_Internet_20_Link"><text:span text:style-name="T46">https://cursos.alura.com.br/extra/alura-mais/o-que-e-service-mesh--c1139</text:span></text:a></text:p>
      <text:p text:style-name="P23"><text:span text:style-name="T24"/></text:p>
      <text:p text:style-name="P15"><text:span text:style-name="T53">4 - </text:span><text:span text:style-name="T36">DevOps e monitoramento</text:span></text:p>
      <text:p text:style-name="P32"><text:span text:style-name="T2"/></text:p>
      <text:p text:style-name="P32"><text:span text:style-name="T16">Um software somente tem valor quando é entregue em ambiente de </text:span><text:span text:style-name="Strong_20_Emphasis"><text:span text:style-name="T16">produção</text:span></text:span><text:span text:style-name="T16">, para que as pessoas possam o utilizar e usufruir de seus benefícios.</text:span></text:p>
      <text:p text:style-name="P32"><text:span text:style-name="T16">Colocar um software em produção não é uma tarefa tão simples, pois envolve a utilização de diversas ferramentas para realização do deploy, principalmente em ambientes </text:span><text:span text:style-name="Strong_20_Emphasis"><text:span text:style-name="T16">cloud </text:span></text:span><text:span text:style-name="T16">hoje em dia, além de também exigir um </text:span><text:span text:style-name="Strong_20_Emphasis"><text:span text:style-name="T16">acompanhamento </text:span></text:span><text:soft-page-break/><text:span text:style-name="T16">contínuo, para garantir que tudo está funcionando corretamente, e, principa</text:span><text:span text:style-name="T15">l</text:span><text:span text:style-name="T16">mente, detectar e antecipar possíveis problemas.</text:span></text:p>
      <text:p text:style-name="P32"><text:span text:style-name="Strong_20_Emphasis"><text:span text:style-name="T16">DevOps </text:span></text:span><text:span text:style-name="T16">é a disciplina responsável por cuidar de todo esse processo de entrega e monitoramento de softwares em ambientes de produção, sendo que existem dezenas de ferramentas para realizar tais tarefas.</text:span></text:p>
      <text:p text:style-name="P38">Neste passo você vai conhecer sobre os principais conceitos relacionados ao tema DevOps, tais como: integração contínua, entrega contínua, monitoramento de aplicações, etc. <text:span text:style-name="T57">Links:</text:span></text:p>
      <text:h text:style-name="P10" text:outline-level="1"><text:span text:style-name="T20">O que é DevOps: </text:span><text:a xlink:type="simple" xlink:href="https://cursos.alura.com.br/extra/alura-mais/o-que-e-devops--c82" text:style-name="Internet_20_link" text:visited-style-name="Visited_20_Internet_20_Link"><text:span text:style-name="T19">o-que-e-devops--c82</text:span></text:a></text:h>
      <text:h text:style-name="P10" text:outline-level="1"><text:span text:style-name="T20">Devops: o que é e principais práticas: </text:span><text:a xlink:type="simple" xlink:href="https://www.alura.com.br/artigos/devops-o-que-e?_gl=1*18lo4es*_ga*MTk1ODQ1MTIyMS4xNzA4MzM4Nzgw*_ga_1EPWSW3PCS*MTcxMTU2NTc5Ni4xMDYuMS4xNzExNTY4NDM0LjAuMC4w*_fplc*Q29yMTFDSW5XbHRuaTV5MTBaMmR1UGtZb0IwTjVYME12UHY5eEYzSmhreXZvcUE2UEpzdlZ1SDdxT05BS0g5cnZiVHlSVEN5TjFESG41OExHWGZQS3RoMWdRQXZoSFNvTWplODViM0oxRldDdTEyRTBFWnlJRGxnV2pEYkJBJTNEJTNE" text:style-name="Internet_20_link" text:visited-style-name="Visited_20_Internet_20_Link"><text:span text:style-name="T33">devops-o-que-e</text:span></text:a></text:h>
      <text:h text:style-name="P10" text:outline-level="1"><text:span text:style-name="T20">O que é DevSecOps: </text:span><text:a xlink:type="simple" xlink:href="https://cursos.alura.com.br/extra/alura-mais/o-que-e-devsecops--c856" text:style-name="Internet_20_link" text:visited-style-name="Visited_20_Internet_20_Link"><text:span text:style-name="T33">o-que-e-devsecops--c856</text:span></text:a></text:h>
      <text:h text:style-name="P10" text:outline-level="1"><text:span text:style-name="T20">SRE-Engenharia de Confiabilidade de Sites: </text:span><text:a xlink:type="simple" xlink:href="https://cursos.alura.com.br/extra/alura-mais/sre-engenharia-de-confiabilidade-de-sites-c1112" text:style-name="Internet_20_link" text:visited-style-name="Visited_20_Internet_20_Link"><text:span text:style-name="T31">eng-de-confiabilidade-de-sites</text:span></text:a></text:h>
      <text:h text:style-name="P10" text:outline-level="1"><text:span text:style-name="T20">O que é Observabilidade: </text:span><text:a xlink:type="simple" xlink:href="https://cursos.alura.com.br/extra/alura-mais/o-que-e-observabilidade--c854" text:style-name="Internet_20_link" text:visited-style-name="Visited_20_Internet_20_Link"><text:span text:style-name="T33">o-que-e-observabilidade</text:span></text:a></text:h>
      <text:h text:style-name="P11" text:outline-level="1"><text:span text:style-name="T17">Monitoramento com Netdata: </text:span><text:a xlink:type="simple" xlink:href="https://cursos.alura.com.br/extra/alura-mais/monitoramento-com-netdata-c95" text:style-name="Internet_20_link" text:visited-style-name="Visited_20_Internet_20_Link"><text:span text:style-name="T59">monitoramento-com-netdata</text:span></text:a></text:h>
      <text:h text:style-name="P10" text:outline-level="1"><text:span text:style-name="T17">O que são Containers: </text:span><text:a xlink:type="simple" xlink:href="https://cursos.alura.com.br/extra/alura-mais/o-que-sao-containers--c1141" text:style-name="Internet_20_link" text:visited-style-name="Visited_20_Internet_20_Link"><text:span text:style-name="T32">o-que-sao-containers</text:span></text:a></text:h>
      <text:h text:style-name="P10" text:outline-level="1"><text:span text:style-name="T17">O que é Serverless: </text:span><text:a xlink:type="simple" xlink:href="https://cursos.alura.com.br/extra/alura-mais/o-que-e-serverless--c829" text:style-name="Internet_20_link" text:visited-style-name="Visited_20_Internet_20_Link"><text:span text:style-name="T32">o-que-e-serverless</text:span></text:a></text:h>
      <text:h text:style-name="P11" text:outline-level="1"><text:span text:style-name="T17">Infraestrutura como Código (IaC):</text:span><text:span text:style-name="T29"> </text:span><text:a xlink:type="simple" xlink:href="https://cursos.alura.com.br/extra/alura-mais/o-que-e-infraestrutura-como-codigo-iac--c139" text:style-name="Internet_20_link" text:visited-style-name="Visited_20_Internet_20_Link"><text:span text:style-name="T32">o-que-e-infraestrutura-como-codigo-iac</text:span></text:a></text:h>
      <text:p text:style-name="P37"/>
      <text:p text:style-name="P18"><text:span text:style-name="T38">5 - </text:span><text:span text:style-name="T36">Agilidade e times</text:span></text:p>
      <text:p text:style-name="P29">Desenvolver softwares não envolve apenas a parte técnica, com a escrita de código, execução de testes e deploy em ambiente de produção. São pessoas que vão participar de todo o ciclo de vida de desenvolvimento e manutenção de software, sendo essencial saber como elas serão gerenciadas para todo esse processo flua da melhor maneira possível.</text:p>
      <text:p text:style-name="P32"><text:soft-page-break/><text:span text:style-name="T16">Neste passo vamos estudar sobre </text:span><text:span text:style-name="Strong_20_Emphasis"><text:span text:style-name="T16">gestão ágil </text:span></text:span><text:span text:style-name="T16">de projetos e times de desenvolvimento de software, conhecendo as principais metodologias utilizadas no mercado. </text:span><text:span text:style-name="T15">Links:</text:span></text:p>
      <text:h text:style-name="P8" text:outline-level="1"><text:span text:style-name="T14"/></text:h>
      <text:h text:style-name="P7" text:outline-level="1"><text:span text:style-name="T41">Cascata vs Ágil: </text:span><text:a xlink:type="simple" xlink:href="https://cursos.alura.com.br/extra/alura-mais/cascata-vs-agil-c742" text:style-name="Internet_20_link" text:visited-style-name="Visited_20_Internet_20_Link">https://cursos.alura.com.br/extra/alura-mais/cascata-vs-agil-c742</text:a></text:h>
      <text:h text:style-name="P9" text:outline-level="1"><text:span text:style-name="T15">Kanban: </text:span><text:a xlink:type="simple" xlink:href="https://www.alura.com.br/artigos/metodo-kanban?_gl=1*arj1g*_ga*MTk1ODQ1MTIyMS4xNzA4MzM4Nzgw*_ga_1EPWSW3PCS*MTcxMTU2NTc5Ni4xMDYuMS4xNzExNTY5NTMxLjAuMC4w*_fplc*Q29yMTFDSW5XbHRuaTV5MTBaMmR1UGtZb0IwTjVYME12UHY5eEYzSmhreXZvcUE2UEpzdlZ1SDdxT05BS0g5cnZiVHlSVEN5TjFESG41OExHWGZQS3RoMWdRQXZoSFNvTWplODViM0oxRldDdTEyRTBFWnlJRGxnV2pEYkJBJTNEJTNE" text:style-name="Internet_20_link" text:visited-style-name="Visited_20_Internet_20_Link">metodo-kanban</text:a></text:h>
      <text:h text:style-name="P7" text:outline-level="1"><text:span text:style-name="T41">Scrum x Kanban: </text:span><text:a xlink:type="simple" xlink:href="https://cursos.alura.com.br/extra/alura-mais/scrum-x-kanban-c710" text:style-name="Internet_20_link" text:visited-style-name="Visited_20_Internet_20_Link">https://cursos.alura.com.br/extra/alura-mais/scrum-x-kanban-c710</text:a></text:h>
      <text:h text:style-name="P9" text:outline-level="1"><text:span text:style-name="T15">O que é eXtreme Programming: </text:span><text:a xlink:type="simple" xlink:href="https://cursos.alura.com.br/extra/alura-mais/o-que-e-extreme-programming--c802" text:style-name="Internet_20_link" text:visited-style-name="Visited_20_Internet_20_Link"><text:span text:style-name="T58">o-que-e-extreme-programming--c802</text:span></text:a></text:h>
      <text:p text:style-name="P32"><text:span text:style-name="T6"/></text:p>
      <text:p text:style-name="P19"><text:span text:style-name="T36">6 - Testes e qualidade</text:span></text:p>
      <text:p text:style-name="P26">Um software não é considerado como "pronto" apenas com a finalização da escrita do código de suas funcionalidades. É preciso garantir que ele está funcionando conforme o esperado pelos clientes e pessoas que vão o utilizar. Por isso é essencial a realização de diversos tipos de testes que vão garantir a qualidade dele.</text:p>
      <text:p text:style-name="P32"><text:span text:style-name="T4">Com isso nasce a necessidade de uma disciplina na engenharia de software que é responsável pela garantia da </text:span><text:span text:style-name="Strong_20_Emphasis"><text:span text:style-name="T4">qualidade do software</text:span></text:span><text:span text:style-name="T4">.</text:span></text:p>
      <text:p text:style-name="P32"><text:span text:style-name="T4">Neste passo você vai estudar sobre a disciplina de testes de software, também conhecida como </text:span><text:span text:style-name="Strong_20_Emphasis"><text:span text:style-name="T4">Quality Assurance</text:span></text:span><text:span text:style-name="T4">, conhecendo sobre o processo e as ferramentas utilizadas para garantir a qualidade de um software, que permitem a identificação de </text:span><text:span text:style-name="Strong_20_Emphasis"><text:span text:style-name="T4">bugs </text:span></text:span><text:span text:style-name="T4">e melhorias necessárias. </text:span><text:span text:style-name="T6">Links:</text:span></text:p>
      <text:p text:style-name="P32"><text:span text:style-name="T6"/></text:p>
      <text:h text:style-name="P9" text:outline-level="1"><text:span text:style-name="T15">Test-Driven Development (TDD): </text:span><text:a xlink:type="simple" xlink:href="https://cursos.alura.com.br/extra/alura-mais/o-que-e-test-driven-development-tdd--c1137" text:style-name="Internet_20_link" text:visited-style-name="Visited_20_Internet_20_Link">o-que-e-test-driven-development-tdd—c1137</text:a></text:h>
      <text:h text:style-name="P9" text:outline-level="1"><text:span text:style-name="T17">Behavior-Driven Development (BDD): </text:span><text:a xlink:type="simple" xlink:href="https://cursos.alura.com.br/extra/alura-mais/o-que-e-behavior-driven-development-bdd--c284" text:style-name="Internet_20_link" text:visited-style-name="Visited_20_Internet_20_Link"><text:span text:style-name="T30">behavior-driven-development-bdd</text:span></text:a></text:h>
      <text:h text:style-name="P9" text:outline-level="1"><text:span text:style-name="T17">Pirâmide de Teste: </text:span><text:a xlink:type="simple" xlink:href="https://cursos.alura.com.br/extra/alura-mais/entenda-a-piramide-de-teste-c206" text:style-name="Internet_20_link" text:visited-style-name="Visited_20_Internet_20_Link"><text:span text:style-name="T30">piramide-de-teste-c206</text:span></text:a></text:h>
      <text:h text:style-name="P9" text:outline-level="1"><text:span text:style-name="T17">API: Testes de contrato: </text:span><text:a xlink:type="simple" xlink:href="https://cursos.alura.com.br/extra/alura-mais/api-testes-de-contrato-c882" text:style-name="Internet_20_link" text:visited-style-name="Visited_20_Internet_20_Link"><text:span text:style-name="T30">api-testes-de-contrato-c882</text:span></text:a></text:h>
      <text:h text:style-name="P9" text:outline-level="1"><text:span text:style-name="T17">Cobertura de Código: </text:span><text:a xlink:type="simple" xlink:href="https://cursos.alura.com.br/extra/alura-mais/cobertura-de-codigo-c185" text:style-name="Internet_20_link" text:visited-style-name="Visited_20_Internet_20_Link"><text:span text:style-name="T30">cobertura-de-codigo-c185</text:span></text:a></text:h>
      <text:h text:style-name="P9" text:outline-level="1"><text:span text:style-name="T18">Testes de Mutação - Testando seus testes: </text:span><text:a xlink:type="simple" xlink:href="https://cursos.alura.com.br/extra/alura-mais/testes-de-mutacao-testando-seus-testes-c186" text:style-name="Internet_20_link" text:visited-style-name="Visited_20_Internet_20_Link"><text:span text:style-name="T58">testes-de-mutacao-testando</text:span></text:a></text:h>
      <text:p text:style-name="P30"/>
      <text:p text:style-name="P21"><text:soft-page-break/><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ans-serif"/>
    <style:font-face style:name="Lohit Devanagari1" svg:font-family="'Lohit Devanagari'"/>
    <style:font-face style:name="Open Sans" svg:font-family="'Open Sans', sans-serif"/>
    <style:font-face style:name="Open sans1" svg:font-family="'Open sans', sans-serif"/>
    <style:font-face style:name="Open Sans1" svg:font-family="'Open Sans', sans-serif" style:font-family-generic="swiss"/>
    <style:font-face style:name="Open sans"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7T16:15:41.619285911</meta:creation-date>
    <dc:date>2024-03-27T17:27:30.379660825</dc:date>
    <meta:editing-duration>PT8M56S</meta:editing-duration>
    <meta:editing-cycles>1</meta:editing-cycles>
    <meta:document-statistic meta:table-count="0" meta:image-count="0" meta:object-count="0" meta:page-count="6" meta:paragraph-count="81" meta:word-count="934" meta:character-count="6784" meta:non-whitespace-character-count="5942"/>
    <meta:generator>LibreOffice/6.4.7.2$Linux_X86_64 LibreOffice_project/40$Build-2</meta:generator>
  </office:meta>
</office:document-meta>
</file>